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MENTOS DE ANIMALES NUEVO-HORIZONTE E.I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7384395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OXAPAMP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600585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NUTRIMENTOS DE ANIMALES NUEVO HORIZONT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029097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ELMER FABIAN CALLUPE AGUILA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430033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0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11/2021</text:p>
          </table:table-cell>
          <table:table-cell table:style-name="Tabla2.A3" office:value-type="string">
            <text:p text:style-name="P22">915833</text:p>
          </table:table-cell>
          <table:table-cell table:style-name="Tabla2.D3" office:value-type="string">
            <text:p text:style-name="P23">40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6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1:58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